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UNIVERSAL INSTRUMENTATION CONTROL  IN PYTHON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Maturity</text:p>
          </table:table-cell>
          <table:table-cell/>
          <table:table-cell/>
          <table:table-cell office:value-type="string">
            <text:p>Scope</text:p>
          </table:table-cell>
          <table:table-cell/>
          <table:table-cell/>
          <table:table-cell office:value-type="string">
            <text:p>Features</text:p>
          </table:table-cell>
          <table:table-cell office:value-type="string">
            <text:p xml:space="preserve">Instrument drivers </text:p>
          </table:table-cell>
          <table:table-cell/>
          <table:table-cell/>
          <table:table-cell/>
          <table:table-cell office:value-type="string">
            <text:p>Procedures</text:p>
          </table:table-cell>
          <table:table-cell office:value-type="string">
            <text:p>GUI</text:p>
          </table:table-cell>
          <table:table-cell office:value-type="string">
            <text:p>Remarks</text:p>
          </table:table-cell>
          <table:table-cell office:value-type="string">
            <text:p>Collected by</text:p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Short description (black bg for backends/metaprojects)</text:p>
          </table:table-cell>
          <table:table-cell office:value-type="string">
            <text:p>Repo URL</text:p>
          </table:table-cell>
          <table:table-cell office:value-type="string">
            <text:p>Docs URL</text:p>
          </table:table-cell>
          <table:table-cell office:value-type="string">
            <text:p>date latest commit</text:p>
          </table:table-cell>
          <table:table-cell office:value-type="string">
            <text:p>License</text:p>
          </table:table-cell>
          <table:table-cell office:value-type="string">
            <text:p>Application focus (if any)</text:p>
          </table:table-cell>
          <table:table-cell office:value-type="string">
            <text:p>Version</text:p>
          </table:table-cell>
          <table:table-cell office:value-type="string">
            <text:p>nr. of commits/years age</text:p>
          </table:table-cell>
          <table:table-cell office:value-type="string">
            <text:p>Test framework(nr tests)</text:p>
          </table:table-cell>
          <table:table-cell office:value-type="string">
            <text:p>instrument/hardware communication?</text:p>
          </table:table-cell>
          <table:table-cell office:value-type="string">
            <text:p>running predefined procedures?</text:p>
          </table:table-cell>
          <table:table-cell office:value-type="string">
            <text:p>GUI/presentation layer?</text:p>
          </table:table-cell>
          <table:table-cell office:value-type="string">
            <text:p>Units</text:p>
          </table:table-cell>
          <table:table-cell office:value-type="string">
            <text:p>Instrument types (messagebased, register map, DLL, COM,..)</text:p>
          </table:table-cell>
          <table:table-cell office:value-type="string">
            <text:p>Transport layers</text:p>
          </table:table-cell>
          <table:table-cell office:value-type="string">
            <text:p>Abstract instrument classes</text:p>
          </table:table-cell>
          <table:table-cell office:value-type="string">
            <text:p>Overall nr of drivers</text:p>
          </table:table-cell>
          <table:table-cell office:value-type="string">
            <text:p>definition (.py, DSL, markup)</text:p>
          </table:table-cell>
          <table:table-cell office:value-type="string">
            <text:p>GUI technology</text:p>
          </table:table-cell>
          <table:table-cell/>
          <table:table-cell/>
        </table:table-row>
        <table:table-row>
          <table:table-cell office:value-type="string">
            <text:p>Pymeasure</text:p>
          </table:table-cell>
          <table:table-cell office:value-type="string">
            <text:p>Scientific measurement library for instruments, experiments, and live-plotting</text:p>
          </table:table-cell>
          <table:table-cell office:value-type="string">
            <text:p>https://github.com/ralph-group/pymeasu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IT</text:p>
          </table:table-cell>
          <table:table-cell/>
          <table:table-cell office:value-type="string">
            <text:p>0.5.1</text:p>
          </table:table-cell>
          <table:table-cell office:value-type="string">
            <text:p>586/4</text:p>
          </table:table-cell>
          <table:table-cell office:value-type="string">
            <text:p>pytest(62)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es</text:p>
          </table:table-cell>
          <table:table-cell office:value-type="string">
            <text:p>n</text:p>
          </table:table-cell>
          <table:table-cell/>
          <table:table-cell office:value-type="string">
            <text:p>Serial, GPIB-USB, VISA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py</text:p>
          </table:table-cell>
          <table:table-cell office:value-type="string">
            <text:p>Qt</text:p>
          </table:table-cell>
          <table:table-cell/>
          <table:table-cell office:value-type="string">
            <text:p>@bilderbuchi</text:p>
          </table:table-cell>
        </table:table-row>
        <table:table-row>
          <table:table-cell office:value-type="string">
            <text:p>InstrumentKit</text:p>
          </table:table-cell>
          <table:table-cell office:value-type="string">
            <text:p>Python package for interacting with laboratory equipment over various buses.</text:p>
          </table:table-cell>
          <table:table-cell office:value-type="string">
            <text:p>https://www.github.com/Galvant/InstrumentK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GPL-v3</text:p>
          </table:table-cell>
          <table:table-cell office:value-type="string">
            <text:p>Connection- and vendor-agnostic API for instruments</text:p>
          </table:table-cell>
          <table:table-cell office:value-type="string">
            <text:p>0.4.1</text:p>
          </table:table-cell>
          <table:table-cell office:value-type="string">
            <text:p>1152/6</text:p>
          </table:table-cell>
          <table:table-cell office:value-type="string">
            <text:p>pytest(693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y(quantities, soon pint)</text:p>
          </table:table-cell>
          <table:table-cell office:value-type="string">
            <text:p>messagebased,...(?)</text:p>
          </table:table-cell>
          <table:table-cell office:value-type="string">
            <text:p>Serial, GPIB-USB, sockets, VISA, unix files, usbtmc, vxi11 over ethernet</text:p>
          </table:table-cell>
          <table:table-cell office:value-type="string">
            <text:p>yes</text:p>
          </table:table-cell>
          <table:table-cell office:value-type="float" office:value="41">
            <text:p>41</text:p>
          </table:table-cell>
          <table:table-cell/>
          <table:table-cell/>
          <table:table-cell/>
          <table:table-cell office:value-type="string">
            <text:p>@bilderbuchi</text:p>
          </table:table-cell>
        </table:table-row>
        <table:table-row>
          <table:table-cell office:value-type="string">
            <text:p>Lantz</text:p>
          </table:table-cell>
          <table:table-cell office:value-type="string">
            <text:p>automation and instrumentation toolkit</text:p>
          </table:table-cell>
          <table:table-cell office:value-type="string">
            <text:p>https://github.com/lantzproject/lantz, older version still exists at https://github.com/LabPy/lantz</text:p>
          </table:table-cell>
          <table:table-cell office:value-type="string">
            <text:p>https://lantz.readthedocs.io</text:p>
          </table:table-cell>
          <table:table-cell office:value-type="float" office:value="0">
            <text:p>0</text:p>
          </table:table-cell>
          <table:table-cell office:value-type="string">
            <text:p>uu</text:p>
          </table:table-cell>
          <table:table-cell/>
          <table:table-cell office:value-type="float" office:value="0.3">
            <text:p>0.3</text:p>
          </table:table-cell>
          <table:table-cell office:value-type="string">
            <text:p>306/</text:p>
          </table:table-cell>
          <table:table-cell office:value-type="string">
            <text:p>unitt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 (also autogenerated)</text:p>
          </table:table-cell>
          <table:table-cell office:value-type="string">
            <text:p>y (pint)</text:p>
          </table:table-cell>
          <table:table-cell office:value-type="string">
            <text:p>messagebased, dll</text:p>
          </table:table-cell>
          <table:table-cell office:value-type="string">
            <text:p>PyVisa,pyserial, PyGPIB, usbtmc</text:p>
          </table:table-cell>
          <table:table-cell/>
          <table:table-cell office:value-type="string">
            <text:p>many</text:p>
          </table:table-cell>
          <table:table-cell/>
          <table:table-cell office:value-type="string">
            <text:p>Qt</text:p>
          </table:table-cell>
          <table:table-cell/>
          <table:table-cell office:value-type="string">
            <text:p>@bilderbuchi</text:p>
          </table:table-cell>
        </table:table-row>
        <table:table-row>
          <table:table-cell office:value-type="string">
            <text:p>Auspex</text:p>
          </table:table-cell>
          <table:table-cell office:value-type="string">
            <text:p>running physics experiments</text:p>
          </table:table-cell>
          <table:table-cell office:value-type="string">
            <text:p>https://github.com/BBN-Q/Auspex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1925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thics</text:p>
          </table:table-cell>
          <table:table-cell office:value-type="string">
            <text:p>used for simple interfaces to laboratory instrument or numerical simulations</text:p>
          </table:table-cell>
          <table:table-cell office:value-type="string">
            <text:p>https://github.com/dursobr/Pythics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3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3py</text:p>
          </table:table-cell>
          <table:table-cell/>
          <table:table-cell office:value-type="string">
            <text:p>https://github.com/Exopy/i3py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90/</text:p>
          </table:table-cell>
          <table:table-cell/>
          <table:table-cell/>
          <table:table-cell/>
          <table:table-cell office:value-type="string">
            <text:p>no</text:p>
          </table:table-cell>
          <table:table-cell office:value-type="string">
            <text:p>Yes (pint)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evolved from lantz</text:p>
          </table:table-cell>
          <table:table-cell/>
        </table:table-row>
        <table:table-row>
          <table:table-cell office:value-type="string">
            <text:p>Qcodes</text:p>
          </table:table-cell>
          <table:table-cell office:value-type="string">
            <text:p>Scientific measurement library for instruments, experiments, and live-plotting and saving results</text:p>
          </table:table-cell>
          <table:table-cell office:value-type="string">
            <text:p>https://github.com/QCoDeS/Qcode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qbits</text:p>
          </table:table-cell>
          <table:table-cell/>
          <table:table-cell office:value-type="string">
            <text:p>2570/</text:p>
          </table:table-cell>
          <table:table-cell office:value-type="string">
            <text:p>unittest</text:p>
          </table:table-cell>
          <table:table-cell/>
          <table:table-cell/>
          <table:table-cell office:value-type="string">
            <text:p>no</text:p>
          </table:table-cell>
          <table:table-cell office:value-type="string">
            <text:p>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abdrivers</text:p>
          </table:table-cell>
          <table:table-cell office:value-type="string">
            <text:p>Python package for controlling laboratory equipment (mostly with GPIB)</text:p>
          </table:table-cell>
          <table:table-cell office:value-type="string">
            <text:p>https://github.com/masonlab/labdrivers</text:p>
          </table:table-cell>
          <table:table-cell office:value-type="string">
            <text:p>https://labdrivers.readthedocs.org/</text:p>
          </table:table-cell>
          <table:table-cell office:value-type="float" office:value="0">
            <text:p>0</text:p>
          </table:table-cell>
          <table:table-cell office:value-type="string">
            <text:p>MIT</text:p>
          </table:table-cell>
          <table:table-cell/>
          <table:table-cell/>
          <table:table-cell office:value-type="string">
            <text:p>62/2</text:p>
          </table:table-cell>
          <table:table-cell office:value-type="string">
            <text:p>pytest(nr n/a; just started writing)</text:p>
          </table:table-cell>
          <table:table-cell office:value-type="string">
            <text:p>y</text:p>
          </table:table-cell>
          <table:table-cell office:value-type="string">
            <text:p>some drivers</text:p>
          </table:table-cell>
          <table:table-cell office:value-type="string">
            <text:p>no</text:p>
          </table:table-cell>
          <table:table-cell office:value-type="string">
            <text:p>none</text:p>
          </table:table-cell>
          <table:table-cell/>
          <table:table-cell office:value-type="string">
            <text:p>VISA, GPIB, TCP/IP</text:p>
          </table:table-cell>
          <table:table-cell office:value-type="string">
            <text:p>n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one</text:p>
          </table:table-cell>
          <table:table-cell/>
          <table:table-cell office:value-type="string">
            <text:p>@pbnjeff89</text:p>
          </table:table-cell>
        </table:table-row>
        <table:table-row>
          <table:table-cell office:value-type="string">
            <text:p>qudi</text:p>
          </table:table-cell>
          <table:table-cell office:value-type="string">
            <text:p>tools for operating multi-instrument and multi-computer laboratory experiments</text:p>
          </table:table-cell>
          <table:table-cell office:value-type="string">
            <text:p>https://github.com/Ulm-IQO/qudi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4371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appy</text:p>
          </table:table-cell>
          <table:table-cell office:value-type="string">
            <text:p>software canvas for developing experimental tests in a versatile and accessible way</text:p>
          </table:table-cell>
          <table:table-cell office:value-type="string">
            <text:p>https://github.com/LaboratoireMecaniqueLille/crappy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909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nstrumental</text:p>
          </table:table-cell>
          <table:table-cell office:value-type="string">
            <text:p>controlling lab hardware</text:p>
          </table:table-cell>
          <table:table-cell office:value-type="string">
            <text:p>https://github.com/mabuchilab/Instrumental</text:p>
          </table:table-cell>
          <table:table-cell office:value-type="string">
            <text:p>https://instrumental-lib.readthedocs.io/en/stable/</text:p>
          </table:table-cell>
          <table:table-cell office:value-type="float" office:value="0">
            <text:p>0</text:p>
          </table:table-cell>
          <table:table-cell/>
          <table:table-cell office:value-type="string">
            <text:p>"cameras, DAQs, oscilloscopes, spectrometers, and more"</text:p>
          </table:table-cell>
          <table:table-cell/>
          <table:table-cell office:value-type="string">
            <text:p>952/2</text:p>
          </table:table-cell>
          <table:table-cell/>
          <table:table-cell/>
          <table:table-cell/>
          <table:table-cell office:value-type="string">
            <text:p>no</text:p>
          </table:table-cell>
          <table:table-cell office:value-type="string">
            <text:p>Yes (pint)</text:p>
          </table:table-cell>
          <table:table-cell/>
          <table:table-cell office:value-type="string">
            <text:p>VISA, serial, NiceLib/cffi, ...</text:p>
          </table:table-cell>
          <table:table-cell/>
          <table:table-cell office:value-type="string">
            <text:p>approx. 30</text:p>
          </table:table-cell>
          <table:table-cell/>
          <table:table-cell office:value-type="string">
            <text:p>none</text:p>
          </table:table-cell>
          <table:table-cell office:value-type="string">
            <text:p>"Facets" similar to lantz "feats", nice object-oriented autodetection</text:p>
          </table:table-cell>
          <table:table-cell/>
        </table:table-row>
        <table:table-row>
          <table:table-cell office:value-type="string">
            <text:p>PLACE</text:p>
          </table:table-cell>
          <table:table-cell office:value-type="string">
            <text:p>open-source (P)ython package for (L)aboratory (A)utomation, (C)ontrol, and (E)xperimentation</text:p>
          </table:table-cell>
          <table:table-cell office:value-type="string">
            <text:p>https://github.com/PALab/PLACE</text:p>
          </table:table-cell>
          <table:table-cell office:value-type="string">
            <text:p>https://pubmed.ncbi.nlm.nih.gov/25304874/</text:p>
          </table:table-cell>
          <table:table-cell office:value-type="float" office:value="0">
            <text:p>0</text:p>
          </table:table-cell>
          <table:table-cell office:value-type="string">
            <text:p>LGPL-3.0</text:p>
          </table:table-cell>
          <table:table-cell/>
          <table:table-cell/>
          <table:table-cell office:value-type="string">
            <text:p>697/</text:p>
          </table:table-cell>
          <table:table-cell/>
          <table:table-cell/>
          <table:table-cell/>
          <table:table-cell office:value-type="string">
            <text:p>yes (node.js/elm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xperimentor</text:p>
          </table:table-cell>
          <table:table-cell office:value-type="string">
            <text:p>flexible package for experiment control and automation</text:p>
          </table:table-cell>
          <table:table-cell office:value-type="string">
            <text:p>https://github.com/uetke/experimentor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31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ITOM</text:p>
          </table:table-cell>
          <table:table-cell office:value-type="string">
            <text:p>open source software suite for operating measurement systems, laboratory automation and data evaluation</text:p>
          </table:table-cell>
          <table:table-cell office:value-type="string">
            <text:p>https://itom.bitbucket.io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Qtlab</text:p>
          </table:table-cell>
          <table:table-cell office:value-type="string">
            <text:p xml:space="preserve"> code to simplify computer-controlled measurements. It provides some basic GUI functionality and makes scripting quite easy.</text:p>
          </table:table-cell>
          <table:table-cell office:value-type="string">
            <text:p>https://github.com/heeres/qtlab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874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GMI</text:p>
          </table:table-cell>
          <table:table-cell office:value-type="string">
            <text:p>can take measurements with instruments connected over GPIB, RS232, ethernet or USB using Pyvisa and PySerial</text:p>
          </table:table-cell>
          <table:table-cell office:value-type="string">
            <text:p>https://github.com/Argonne-National-Laboratory/PyGMI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modaq</text:p>
          </table:table-cell>
          <table:table-cell office:value-type="string">
            <text:p>simplifies the interaction with detector and actuator hardware to go straight to the data acquisition</text:p>
          </table:table-cell>
          <table:table-cell office:value-type="string">
            <text:p>https://github.com/CEMES-CNRS/PyMoDAQ</text:p>
          </table:table-cell>
          <table:table-cell/>
          <table:table-cell office:value-type="float" office:value="0">
            <text:p>0</text:p>
          </table:table-cell>
          <table:table-cell office:value-type="string">
            <text:p xml:space="preserve"> CeCILL-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aurus-scada</text:p>
          </table:table-cell>
          <table:table-cell office:value-type="string">
            <text:p>control and data acquisition CLIs and GUIs in scientific/industrial environments</text:p>
          </table:table-cell>
          <table:table-cell office:value-type="string">
            <text:p>https://github.com/taurus-org/taurus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>LGPL</text:p>
          </table:table-cell>
          <table:table-cell/>
          <table:table-cell office:value-type="float" office:value="4.6">
            <text:p>4.6</text:p>
          </table:table-cell>
          <table:table-cell office:value-type="string">
            <text:p>5000/5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@bruyant</text:p>
          </table:table-cell>
        </table:table-row>
        <table:table-row>
          <table:table-cell office:value-type="string">
            <text:p>Salve</text:p>
          </table:table-cell>
          <table:table-cell office:value-type="string">
            <text:p>micro framework designed to simplify instrument communication and control</text:p>
          </table:table-cell>
          <table:table-cell office:value-type="string">
            <text:p>https://github.com/p3trus/slav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P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mmunication layer</text:p>
          </table:table-cell>
          <table:table-cell office:value-type="string">
            <text:p>micro framework designed to simplify instrument communica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visa (=bottom layer)</text:p>
          </table:table-cell>
          <table:table-cell office:value-type="string">
            <text:p>A Python package with bindings to the "Virtual Instrument Software Architecture" VISA library.</text:p>
          </table:table-cell>
          <table:table-cell office:value-type="string">
            <text:p>https://github.com/pyvisa/pyvisa</text:p>
          </table:table-cell>
          <table:table-cell office:value-type="string">
            <text:p>https://pyvisa.readthedocs.io/en/stable/</text:p>
          </table:table-cell>
          <table:table-cell office:value-type="float" office:value="0">
            <text:p>0</text:p>
          </table:table-cell>
          <table:table-cell office:value-type="string">
            <text:p>MIT</text:p>
          </table:table-cell>
          <table:table-cell/>
          <table:table-cell office:value-type="string">
            <text:p>1.9.0</text:p>
          </table:table-cell>
          <table:table-cell office:value-type="string">
            <text:p>915/5</text:p>
          </table:table-cell>
          <table:table-cell office:value-type="float" office:value="0">
            <text:p>0</text:p>
          </table:table-cell>
          <table:table-cell office:value-type="string">
            <text:p>y</text:p>
          </table:table-cell>
          <table:table-cell/>
          <table:table-cell office:value-type="string">
            <text:p>no</text:p>
          </table:table-cell>
          <table:table-cell office:value-type="string">
            <text:p>n</text:p>
          </table:table-cell>
          <table:table-cell/>
          <table:table-cell/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python-ivi (=bottom layer)</text:p>
          </table:table-cell>
          <table:table-cell/>
          <table:table-cell office:value-type="string">
            <text:p>https://github.com/python-ivi/python-ivi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daqmx-python</text:p>
          </table:table-cell>
          <table:table-cell/>
          <table:table-cell office:value-type="string">
            <text:p>https://github.com/ni/nidaqmx-python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serial (=bottom layer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st framewor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penhtf</text:p>
          </table:table-cell>
          <table:table-cell office:value-type="string">
            <text:p>The open-source hardware testing framework.</text:p>
          </table:table-cell>
          <table:table-cell office:value-type="string">
            <text:p/>
          </table:table-cell>
          <table:table-cell/>
          <table:table-cell office:value-type="string">
            <text:p xml:space="preserve"> May 22, 2018</text:p>
          </table:table-cell>
          <table:table-cell office:value-type="string">
            <text:p>Apache 2.0</text:p>
          </table:table-cell>
          <table:table-cell/>
          <table:table-cell office:value-type="string">
            <text:p>1.3.0</text:p>
          </table:table-cell>
          <table:table-cell/>
          <table:table-cell/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es</text:p>
          </table:table-cell>
          <table:table-cell office:value-type="string">
            <text:p>y</text:p>
          </table:table-cell>
          <table:table-cell/>
          <table:table-cell/>
          <table:table-cell/>
          <table:table-cell/>
          <table:table-cell office:value-type="string">
            <text:p>py</text:p>
          </table:table-cell>
          <table:table-cell office:value-type="string">
            <text:p>Web</text:p>
          </table:table-cell>
          <table:table-cell/>
          <table:table-cell office:value-type="string">
            <text:p>@doingbla</text:p>
          </table:table-cell>
        </table:table-row>
        <table:table-row>
          <table:table-cell office:value-type="string">
            <text:p>Fixate</text:p>
          </table:table-cell>
          <table:table-cell office:value-type="string">
            <text:p>library for testing real stuff</text:p>
          </table:table-cell>
          <table:table-cell office:value-type="string">
            <text:p>https://github.com/pazzarpj/Fixate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6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instruments (=project list only)</text:p>
          </table:table-cell>
          <table:table-cell office:value-type="string">
            <text:p>central reference point: documentation only</text:p>
          </table:table-cell>
          <table:table-cell office:value-type="string">
            <text:p>https://github.com/pyinstruments/pyinstruments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/>
          <table:table-cell office:value-type="string">
            <text:p>3/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luesky</text:p>
          </table:table-cell>
          <table:table-cell office:value-type="string">
            <text:p>A data collection interface; or an experiment specification and orchestration engine</text:p>
          </table:table-cell>
          <table:table-cell office:value-type="string">
            <text:p>https://github.com/NSLS-II/bluesk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end-to-end data acquisition and analysis solution that leverages data science libraries</text:p>
          </table:table-cell>
          <table:table-cell office:value-type="string">
            <text:p>1.4.1</text:p>
          </table:table-cell>
          <table:table-cell office:value-type="string">
            <text:p>3300/3</text:p>
          </table:table-cell>
          <table:table-cell office:value-type="string">
            <text:p>pytest (400)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@bilderbuchi</text:p>
          </table:table-cell>
        </table:table-row>
        <table:table-row>
          <table:table-cell office:value-type="string">
            <text:p>Ophyd</text:p>
          </table:table-cell>
          <table:table-cell office:value-type="string">
            <text:p>Python/EPICS-based device abstraction (in the future also other protocols)</text:p>
          </table:table-cell>
          <table:table-cell office:value-type="string">
            <text:p>https://github.com/NSLS-II/ophyd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A hardware abstraction layer</text:p>
          </table:table-cell>
          <table:table-cell office:value-type="string">
            <text:p>1.3.0</text:p>
          </table:table-cell>
          <table:table-cell office:value-type="string">
            <text:p>2000/4</text:p>
          </table:table-cell>
          <table:table-cell office:value-type="string">
            <text:p>pytest (270)</text:p>
          </table:table-cell>
          <table:table-cell/>
          <table:table-cell/>
          <table:table-cell office:value-type="string">
            <text:p>n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@bilderbuchi</text:p>
          </table:table-cell>
        </table:table-row>
        <table:table-row>
          <table:table-cell office:value-type="string">
            <text:p>Cryostat-GUI</text:p>
          </table:table-cell>
          <table:table-cell office:value-type="string">
            <text:p>Scientific measurement library for instruments, experiments, live-plotting, saving results</text:p>
          </table:table-cell>
          <table:table-cell office:value-type="string">
            <text:p>https://github.com/Cryostat-GUI/Cryostat-GU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IT</text:p>
          </table:table-cell>
          <table:table-cell/>
          <table:table-cell/>
          <table:table-cell office:value-type="string">
            <text:p>581/1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 (only documented in names)</text:p>
          </table:table-cell>
          <table:table-cell/>
          <table:table-cell office:value-type="string">
            <text:p>pyvisa (GPIB, serial)</text:p>
          </table:table-cell>
          <table:table-cell office:value-type="string">
            <text:p>y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yQt</text:p>
          </table:table-cell>
          <table:table-cell office:value-type="string">
            <text:p>currently rather specific, just recently reinvented the wheel...</text:p>
          </table:table-cell>
          <table:table-cell/>
        </table:table-row>
        <table:table-row>
          <table:table-cell office:value-type="string">
            <text:p>measureSequences</text:p>
          </table:table-cell>
          <table:table-cell office:value-type="string">
            <text:p>focus on Quantum Design Sequence file parsing and running, totally abstract</text:p>
          </table:table-cell>
          <table:table-cell office:value-type="string">
            <text:p>https://github.com/bklebel/measureSequence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Abstract software Sequence parsing/running scheme</text:p>
          </table:table-cell>
          <table:table-cell/>
          <table:table-cell office:value-type="string">
            <text:p>62/0.5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/>
          <table:table-cell/>
          <table:table-cell/>
          <table:table-cell/>
          <table:table-cell office:value-type="string">
            <text:p>.seq files from QD MultiVu</text:p>
          </table:table-cell>
          <table:table-cell office:value-type="string">
            <text:p>pyQt</text:p>
          </table:table-cell>
          <table:table-cell/>
          <table:table-cell/>
        </table:table-row>
        <table:table-row>
          <table:table-cell office:value-type="string">
            <text:p>PyMeasRF</text:p>
          </table:table-cell>
          <table:table-cell office:value-type="string">
            <text:p>Drivers for some RF related test equipment</text:p>
          </table:table-cell>
          <table:table-cell office:value-type="string">
            <text:p>https://github.com/JAnderson419/PyMeasRF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I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@dominecf</text:p>
          </table:table-cell>
        </table:table-row>
        <table:table-row>
          <table:table-cell office:value-type="string">
            <text:p>acq4</text:p>
          </table:table-cell>
          <table:table-cell office:value-type="string">
            <text:p>for patch clamp ephys / optogenetics / imaging experiments in neurophysiology</text:p>
          </table:table-cell>
          <table:table-cell office:value-type="string">
            <text:p>https://github.com/acq4/acq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IT</text:p>
          </table:table-cell>
          <table:table-cell/>
          <table:table-cell/>
          <table:table-cell/>
          <table:table-cell/>
          <table:table-cell office:value-type="string">
            <text:p>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@dominecf</text:p>
          </table:table-cell>
        </table:table-row>
        <table:table-row>
          <table:table-cell office:value-type="string">
            <text:p>yaq</text:p>
          </table:table-cell>
          <table:table-cell office:value-type="string">
            <text:p>Yet Another AcQuisition</text:p>
          </table:table-cell>
          <table:table-cell office:value-type="string">
            <text:p>https://gitlab.com/yaq</text:p>
          </table:table-cell>
          <table:table-cell office:value-type="string">
            <text:p>https://yaq.fyi</text:p>
          </table:table-cell>
          <table:table-cell/>
          <table:table-cell office:value-type="string">
            <text:p>LGPL-3.0</text:p>
          </table:table-cell>
          <table:table-cell/>
          <table:table-cell/>
          <table:table-cell/>
          <table:table-cell/>
          <table:table-cell office:value-type="string">
            <text:p>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@dominecf</text:p>
          </table:table-cell>
        </table:table-row>
        <table:table-row>
          <table:table-cell office:value-type="string">
            <text:p>ScopeFoundry</text:p>
          </table:table-cell>
          <table:table-cell office:value-type="string">
            <text:p>platform for controlling custom laboratory experiments and visualizing scientific data</text:p>
          </table:table-cell>
          <table:table-cell office:value-type="string">
            <text:p>https://github.com/ScopeFoundry/ScopeFoundry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SD 3-Clause</text:p>
          </table:table-cell>
          <table:table-cell/>
          <table:table-cell/>
          <table:table-cell/>
          <table:table-cell/>
          <table:table-cell office:value-type="string">
            <text:p>y?</text:p>
          </table:table-cell>
          <table:table-cell/>
          <table:table-cell office:value-type="string">
            <text:p>y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@dominecf</text:p>
          </table:table-cell>
        </table:table-row>
        <table:table-row>
          <table:table-cell office:value-type="string">
            <text:p>hardware-control</text:p>
          </table:table-cell>
          <table:table-cell office:value-type="string">
            <text:p>Python framework to control hardware; includes device drivers for supported hardware and QT5-based GUI widgets</text:p>
          </table:table-cell>
          <table:table-cell office:value-type="string">
            <text:p>https://bitbucket.org/berkeleylab/hardware-control/src/main/</text:p>
          </table:table-cell>
          <table:table-cell/>
          <table:table-cell/>
          <table:table-cell office:value-type="string">
            <text:p>https://bitbucket.org/berkeleylab/hardware-control/src/main/LICENS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rather a new project</text:p>
          </table:table-cell>
          <table:table-cell office:value-type="string">
            <text:p>@dominecf</text:p>
          </table:table-cell>
        </table:table-row>
        <table:table-row>
          <table:table-cell office:value-type="string">
            <text:p>micro-manager</text:p>
          </table:table-cell>
          <table:table-cell office:value-type="string">
            <text:p>GUI that communicates with microscope equipment through a device abstraction layer</text:p>
          </table:table-cell>
          <table:table-cell office:value-type="string">
            <text:p>https://github.com/micro-manager/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SD / LGPL</text:p>
          </table:table-cell>
          <table:table-cell office:value-type="string">
            <text:p>automated microscopes</text:p>
          </table:table-cell>
          <table:table-cell/>
          <table:table-cell/>
          <table:table-cell/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es</text:p>
          </table:table-cell>
          <table:table-cell/>
          <table:table-cell office:value-type="string">
            <text:p>DLL, COM</text:p>
          </table:table-cell>
          <table:table-cell/>
          <table:table-cell office:value-type="string">
            <text:p>y</text:p>
          </table:table-cell>
          <table:table-cell office:value-type="string">
            <text:p>200+</text:p>
          </table:table-cell>
          <table:table-cell/>
          <table:table-cell office:value-type="string">
            <text:p>java</text:p>
          </table:table-cell>
          <table:table-cell office:value-type="string">
            <text:p>this repo&lt;https://github.com/micro-manager/futureMMCore&gt; describes ongoing plans for an overhaul of the hardware interface side</text:p>
          </table:table-cell>
          <table:table-cell/>
        </table:table-row>
        <table:table-row>
          <table:table-cell office:value-type="string">
            <text:p>home assistant</text:p>
          </table:table-cell>
          <table:table-cell office:value-type="string">
            <text:p>Open source home automation that puts local control and privacy first. Powered by a worldwide community of tinkerers and DIY enthusiasts.</text:p>
          </table:table-cell>
          <table:table-cell office:value-type="string">
            <text:p>https://github.com/home-assistant/core</text:p>
          </table:table-cell>
          <table:table-cell office:value-type="string">
            <text:p>https://www.home-assistant.io</text:p>
          </table:table-cell>
          <table:table-cell office:value-type="float" office:value="0">
            <text:p>0</text:p>
          </table:table-cell>
          <table:table-cell office:value-type="string">
            <text:p>Apache License 2.0</text:p>
          </table:table-cell>
          <table:table-cell office:value-type="string">
            <text:p>non-scientific hardwa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LabLib</text:p>
          </table:table-cell>
          <table:table-cell office:value-type="string">
            <text:p>device control and experiment automation</text:p>
          </table:table-cell>
          <table:table-cell office:value-type="string">
            <text:p>https://github.com/AlexShkarin/pyLabLib ,  https://github.com/AlexShkarin/pyLabLib-v0</text:p>
          </table:table-cell>
          <table:table-cell office:value-type="string">
            <text:p>https://pylablib.readthedocs.io/en/latest/</text:p>
          </table:table-cell>
          <table:table-cell office:value-type="float" office:value="0">
            <text:p>0</text:p>
          </table:table-cell>
          <table:table-cell office:value-type="string">
            <text:p>GPL-3.0</text:p>
          </table:table-cell>
          <table:table-cell/>
          <table:table-cell/>
          <table:table-cell/>
          <table:table-cell/>
          <table:table-cell office:value-type="string">
            <text:p>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labinstrument</text:p>
          </table:table-cell>
          <table:table-cell office:value-type="string">
            <text:p>N/A</text:p>
          </table:table-cell>
          <table:table-cell office:value-type="string">
            <text:p>https://github.com/psklight/pylabinstrum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string">
            <text:p>mostly optic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yLabInstruments</text:p>
          </table:table-cell>
          <table:table-cell office:value-type="string">
            <text:p>wrapper around instruments controlled via usb or serial interface</text:p>
          </table:table-cell>
          <table:table-cell office:value-type="string">
            <text:p>https://github.com/MarkHedleyJones/pyLabInstrument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string">
            <text:p>Agilent 3320A + Tektronix TPS2024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